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27.7cm" style:page-number="auto" table:align="margins"/>
    </style:style>
    <style:style style:name="Table1.A" style:family="table-column">
      <style:table-column-properties style:column-width="2.84cm" style:rel-column-width="6718*"/>
    </style:style>
    <style:style style:name="Table1.B" style:family="table-column">
      <style:table-column-properties style:column-width="24.86cm" style:rel-column-width="5881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51cm" draw:z-index="0"><draw:image xlink:href="../../odt_eng/images/3072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System of linear equations results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769cm" svg:height="1.461cm" draw:z-index="0"><draw:image xlink:href="../../odt_eng/images/307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3">The unit is used along with units “Number of linear equation” and “Coefficients of linear equation”.</text:p>
            <text:p text:style-name="P3">The unit returns the vector of results of calculation of linear system with a preset name at the output.</text:p>
            <text:p text:style-name="P3">At the output this unit returns the vector of system of linear equations solution results for numbers of vector X elements set up at the unit input.</text:p>
            <text:p text:style-name="P4">Property:</text:p>
            <text:list xml:id="list213621703913057747" text:style-name="L1">
              <text:list-item>
                <text:p text:style-name="P7"><text:span text:style-name="Основной_20_шрифт_20_абзаца"><text:span text:style-name="T1">Name of system of linear equations solver – name of solver (line), which processes (solves) system of linear equations. Must be </text:span></text:span><text:span text:style-name="Основной_20_шрифт_20_абзаца"><text:span text:style-name="T3">the same </text:span></text:span><text:span text:style-name="Основной_20_шрифт_20_абзаца"><text:span text:style-name="T1">for all units “Number of linear equation”, “Coefficients of linear equation” and “ system of linear equations results” belonging to the same system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езультаты СЛАУ</dc:title>
    <meta:creation-date>2012-04-25T07:27:00Z</meta:creation-date>
    <dc:date>2012-05-05T08:35:53.76</dc:date>
    <meta:editing-cycles>4</meta:editing-cycles>
    <meta:editing-duration>PT3H59M55S</meta:editing-duration>
    <meta:document-statistic meta:table-count="1" meta:image-count="2" meta:object-count="0" meta:page-count="1" meta:paragraph-count="11" meta:word-count="122" meta:character-count="717"/>
    <meta:template xlink:type="simple" xlink:actuate="onRequest" xlink:title="" xlink:href="../../odt_eng/3072.odt/Normal.dotm"/>
  </office:meta>
</office:document-meta>
</file>